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entury Gothic" svg:font-family="'Century Gothic'" style:font-family-generic="swiss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/>
    <style:font-face style:name="OpenSymbol1" svg:font-family="OpenSymbol" style:font-family-generic="system" style:font-pitch="variable"/>
  </office:font-face-decls>
  <office:automatic-styles>
    <style:style style:name="P1" style:family="paragraph" style:parent-style-name="Standard">
      <style:paragraph-properties style:writing-mode="lr-tb"/>
      <style:text-properties fo:language="ca" fo:country="ES" fo:font-weight="bold" style:language-asian="zh" style:country-asian="CN" style:font-weight-asian="bold" style:language-complex="hi" style:country-complex="IN" style:font-weight-complex="bold"/>
    </style:style>
    <style:style style:name="P2" style:family="paragraph" style:parent-style-name="Standard">
      <style:paragraph-properties style:writing-mode="lr-tb"/>
      <style:text-properties fo:language="ca" fo:country="ES" style:language-asian="zh" style:country-asian="CN" style:language-complex="hi" style:country-complex="IN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ntracte de Compravenda</text:p>
      <text:p text:style-name="P2"/>
      <text:p text:style-name="P2">D'una part, la senyora Joana Llabrés Pons, amb DNI núm. 45987654L, amb domicili al carrer de Sant Joan, 18 de Ciutadella, com a part venedora.</text:p>
      <text:p text:style-name="P2"/>
      <text:p text:style-name="P2">I de l'altra, el senyor Antoni Ferrer Riera, amb DNI núm. 78965432M, amb domicili al carrer Nou, 15, de Ferreries, com a part compradora.</text:p>
      <text:p text:style-name="P2"/>
      <text:p text:style-name="P2">Les dues parts actuen en nom propi i es reconeixen recíprocament la capacitat legal necessària per contractar.</text:p>
      <text:p text:style-name="P2"/>
      <text:p text:style-name="P2"/>
      <text:p text:style-name="P2">MANIFESTEN</text:p>
      <text:p text:style-name="P2"/>
      <text:p text:style-name="P2">1. Que la senyora Joana Llabrés Pons és propietària de l'habitatge situat al número 14 del carrer de les Flors, 10 de Ciutadella.</text:p>
      <text:p text:style-name="P2"/>
      <text:p text:style-name="P2">2. Que el dit habitatge està lliure de càrregues i d'arrendaments.</text:p>
      <text:p text:style-name="P2"/>
      <text:p text:style-name="P2">3. Que la senyora Llabrés vol vendre l'habitatge esmentat i el senyor Ferrer vol comprar-lo, per la qual cosa formalitzen aquest contracte de compravenda, que es regeix pels pactes següents.</text:p>
      <text:p text:style-name="P2"/>
      <text:p text:style-name="P2"/>
      <text:p text:style-name="P2">PACTES</text:p>
      <text:p text:style-name="P2"/>
      <text:p text:style-name="P2">1. Objecte de la compravenda <text:s/></text:p>
      <text:p text:style-name="P2"><text:s text:c="3"/>La senyora Llabrés ven l'habitatge esmentat al senyor Ferrer, i aquest el compra.</text:p>
      <text:p text:style-name="P2"/>
      <text:p text:style-name="P2">2. Preu de la compravenda i forma de pagament <text:s/></text:p>
      <text:p text:style-name="P2"><text:s text:c="3"/>El preu d'aquesta compravenda és de cent cinquanta mil (150.000) euros, que es paguen d'acord amb les especificacions següents:</text:p>
      <text:p text:style-name="P2"><text:s text:c="3"/></text:p>
      <text:p text:style-name="P2"><text:s text:c="3"/>a) Trenta mil (30.000) euros els lliura el comprador a la venedora en el moment de signar aquest contracte.</text:p>
      <text:p text:style-name="P2"><text:s text:c="3"/></text:p>
      <text:p text:style-name="P2"><text:s text:c="3"/>b) Els cent vint mil (120.000) euros restants els pagarà el comprador en l'acte de signatura de l'escriptura pública de compravenda.</text:p>
      <text:p text:style-name="P2"/>
      <text:p text:style-name="P2">3. Lliurament de la possessió <text:s/></text:p>
      <text:p text:style-name="P2"><text:s text:c="3"/>La senyora Llabrés es compromet a transmetre la possessió de l'habitatge, lliure de càrregues, arrendataris i ocupants, en la data de la signatura de l'escriptura pública.</text:p>
      <text:p text:style-name="P2"/>
      <text:p text:style-name="P2">4. Despeses de la compravenda <text:s/></text:p>
      <text:p text:style-name="P2"><text:soft-page-break/><text:s text:c="3"/>Les despeses derivades de la signatura d'aquest contracte, de l'atorgament de l'escriptura pública i de la inscripció en el Registre de la Propietat, així com l'impost sobre transmissions patrimonials, seran a càrrec del comprador.</text:p>
      <text:p text:style-name="P2"/>
      <text:p text:style-name="P2">5. Impost de plusvàlua <text:s/></text:p>
      <text:p text:style-name="P2"><text:s text:c="3"/>La venedora es farà càrrec de l'impost de plusvàlua.</text:p>
      <text:p text:style-name="P2"/>
      <text:p text:style-name="P2">6. Termini per a l'atorgament de l'escriptura pública <text:s/></text:p>
      <text:p text:style-name="P2"><text:s text:c="3"/>Les parts estableixen un termini de seixanta dies des de la signatura d'aquest contracte per a l'atorgament de l'escriptura pública de compravenda, que es farà el dia que fixi la venedora, davant el notari Marc Riera Llompart.</text:p>
      <text:p text:style-name="P2"/>
      <text:p text:style-name="P2">7. Jurisdicció <text:s/></text:p>
      <text:p text:style-name="P2"><text:s text:c="3"/>Les parts se sotmeten a la jurisdicció dels jutjats de Ciutadella per resoldre qualsevol divergència o litigi sobre la interpretació d'aquest contracte.</text:p>
      <text:p text:style-name="P2"/>
      <text:p text:style-name="P2"/>
      <text:p text:style-name="P2">I, com a prova de conformitat, les dues parts signen aquest contracte en dos exemplars, en el lloc i en la data esmentats més avall.</text:p>
      <text:p text:style-name="P2"/>
      <text:p text:style-name="P2">Ciutadella, 15 de març de 2024</text:p>
      <text:p text:style-name="P2"/>
      <text:p text:style-name="P2"/>
      <text:p text:style-name="P2">La venedora <text:s text:c="3"/></text:p>
      <text:p text:style-name="P2">Joana Llabrés Pons <text:s/></text:p>
      <text:p text:style-name="P2"/>
      <text:p text:style-name="P2">El comprador <text:s text:c="3"/></text:p>
      <text:p text:style-name="P2">Antoni Ferrer Riera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entury Gothic" svg:font-family="'Century Gothic'" style:font-family-generic="swiss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/>
    <style:font-face style:name="OpenSymbol1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Century Gothic" fo:font-size="12pt" fo:language="en" fo:country="US" style:letter-kerning="true" style:font-name-asian="Noto Serif CJK SC" style:font-size-asian="12pt" style:language-asian="zh" style:country-asian="CN" style:font-name-complex="Noto Sans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Century Gothic" fo:font-size="12pt" fo:language="en" fo:country="US" style:letter-kerning="true" style:font-name-asian="Noto Serif CJK SC" style:font-size-asian="12pt" style:language-asian="zh" style:country-asian="CN" style:font-name-complex="Noto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start" style:justify-single-word="false" fo:orphans="2" fo:widows="2" fo:hyphenation-ladder-count="no-limit" fo:hyphenation-keep="auto" loext:hyphenation-keep-type="column" style:punctuation-wrap="simple" style:writing-mode="lr-tb"/>
      <style:text-properties style:use-window-font-color="true" loext:opacity="0%" style:font-name="Century Gothic" fo:font-family="'Century Gothic'" style:font-family-generic="swiss" fo:font-size="12pt" fo:language="en" fo:country="US" style:letter-kerning="true" style:font-name-asian="Noto Serif CJK SC" style:font-family-asian="'Noto Serif CJK SC'" style:font-family-generic-asian="system" style:font-pitch-asian="variable" style:font-size-asian="12pt" style:language-asian="zh" style:country-asian="CN" style:font-name-complex="Noto Sans" style:font-family-complex="'Noto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Century Gothic" fo:font-family="'Century Gothic'" style:font-family-generic="swiss" fo:font-size="14pt" style:font-name-asian="Noto Sans CJK SC" style:font-family-asian="'Noto Sans CJK SC'" style:font-family-generic-asian="system" style:font-pitch-asian="variable" style:font-size-asian="14pt" style:font-name-complex="Noto Sans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="Century Gothic" fo:font-family="'Century Gothic'" style:font-family-generic="swiss" style:font-name-complex="Noto Sans" style:font-family-complex="'Noto Sans'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Century Gothic" fo:font-family="'Century Gothic'" style:font-family-generic="swiss" fo:font-size="12pt" fo:font-style="italic" style:font-size-asian="12pt" style:font-style-asian="italic" style:font-name-complex="Noto Sans" style:font-family-complex="'Noto Sans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entury Gothic" fo:font-family="'Century Gothic'" style:font-family-generic="swiss" style:font-name-complex="Noto Sans" style:font-family-complex="'Noto Sans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2" style:layout-grid-base-height="0.4165in" style:layout-grid-ruby-height="0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9T08:11:53</meta:creation-date>
    <dc:language>en-US</dc:language>
    <dc:date>2024-11-12T08:28:47.002337684</dc:date>
    <meta:editing-cycles>11</meta:editing-cycles>
    <meta:editing-duration>PT1H39M13S</meta:editing-duration>
    <meta:generator>LibreOffice/24.8.2.1$Linux_X86_64 LibreOffice_project/0f794b6e29741098670a3b95d60478a65d05ef13</meta:generator>
    <meta:document-statistic meta:table-count="0" meta:image-count="0" meta:object-count="0" meta:page-count="2" meta:paragraph-count="33" meta:word-count="414" meta:character-count="2592" meta:non-whitespace-character-count="2152"/>
    <meta:user-defined meta:name="AppVersion">15.0000</meta:user-defined>
  </office:meta>
</office:document-meta>
</file>